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30000027082A2C048DE63AAB6.png" manifest:media-type="image/png"/>
  <manifest:file-entry manifest:full-path="Pictures/10000000000004280000021E9363E4A107491885.png" manifest:media-type="image/png"/>
  <manifest:file-entry manifest:full-path="Pictures/10000000000003990000028D125B709E8213E505.png" manifest:media-type="image/png"/>
  <manifest:file-entry manifest:full-path="Pictures/10000000000003890000019B34BEA7EE377EE220.png" manifest:media-type="image/png"/>
  <manifest:file-entry manifest:full-path="Pictures/100000000000038500000288F173216D83A55282.png" manifest:media-type="image/png"/>
  <manifest:file-entry manifest:full-path="Pictures/100000000000039D0000023AF27CCCF6792449E7.png" manifest:media-type="image/png"/>
  <manifest:file-entry manifest:full-path="Pictures/100000000000039E0000021576ED963F16B39E88.png" manifest:media-type="image/png"/>
  <manifest:file-entry manifest:full-path="Pictures/1000000000000399000001EF69B5A7B93CF0FD8B.png" manifest:media-type="image/png"/>
  <manifest:file-entry manifest:full-path="Pictures/10000000000003990000024EFBE2DB8044374E45.png" manifest:media-type="image/png"/>
  <manifest:file-entry manifest:full-path="Pictures/1000000000000386000001A96262698E3720F898.png" manifest:media-type="image/png"/>
  <manifest:file-entry manifest:full-path="Pictures/100000000000039C000001D5FADF9AB95DF9295B.png" manifest:media-type="image/png"/>
  <manifest:file-entry manifest:full-path="Pictures/10000000000003A800000111D6263EC1EB79620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129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Изображение1" text:anchor-type="char" svg:x="0.034cm" svg:y="-1.157cm" svg:width="16.884cm" svg:height="8.659cm" draw:z-index="0"><draw:image xlink:href="Pictures/10000000000004280000021E9363E4A107491885.png" xlink:type="simple" xlink:show="embed" xlink:actuate="onLoad" draw:mime-type="image/png"/></draw:frame><draw:frame draw:style-name="fr1" draw:name="Изображение2" text:anchor-type="char" svg:x="0.034cm" svg:y="7.114cm" svg:width="17.06cm" svg:height="11.434cm" draw:z-index="1"><draw:image xlink:href="Pictures/10000000000003A30000027082A2C048DE63AAB6.png" xlink:type="simple" xlink:show="embed" xlink:actuate="onLoad" draw:mime-type="image/png"/></draw:frame></text:p>
      <text:p text:style-name="Standard"/>
      <text:p text:style-name="Standard"><draw:frame draw:style-name="fr1" draw:name="Изображение3" text:anchor-type="char" svg:x="0.168cm" svg:y="11.192cm" svg:width="15.963cm" svg:height="7.25cm" draw:z-index="2"><draw:image xlink:href="Pictures/10000000000003890000019B34BEA7EE377EE220.png" xlink:type="simple" xlink:show="embed" xlink:actuate="onLoad" draw:mime-type="image/png"/></draw:frame></text:p>
      <text:p text:style-name="Standard"><draw:frame draw:style-name="fr1" draw:name="Изображение4" text:anchor-type="char" svg:x="0.554cm" svg:y="0.296cm" svg:width="15.893cm" svg:height="11.43cm" draw:z-index="3"><draw:image xlink:href="Pictures/100000000000038500000288F173216D83A55282.png" xlink:type="simple" xlink:show="embed" xlink:actuate="onLoad" draw:mime-type="image/png"/></draw:frame><draw:frame draw:style-name="fr1" draw:name="Изображение5" text:anchor-type="char" svg:x="0.534cm" svg:y="11.725cm" svg:width="16.245cm" svg:height="11.518cm" draw:z-index="4"><draw:image xlink:href="Pictures/10000000000003990000028D125B709E8213E505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6" text:anchor-type="char" svg:x="0.198cm" svg:y="-1.196cm" svg:width="16.334cm" svg:height="9.402cm" draw:z-index="5"><draw:image xlink:href="Pictures/100000000000039E0000021576ED963F16B39E88.png" xlink:type="simple" xlink:show="embed" xlink:actuate="onLoad" draw:mime-type="image/png"/></draw:frame><text:soft-page-break/></text:p>
      <text:p text:style-name="Standard"><draw:frame draw:style-name="fr1" draw:name="Изображение7" text:anchor-type="char" svg:x="0.101cm" svg:y="0.123cm" svg:width="16.245cm" svg:height="8.731cm" draw:z-index="6"><draw:image xlink:href="Pictures/1000000000000399000001EF69B5A7B93CF0FD8B.png" xlink:type="simple" xlink:show="embed" xlink:actuate="onLoad" draw:mime-type="image/png"/></draw:frame><draw:frame draw:style-name="fr1" draw:name="Изображение8" text:anchor-type="char" svg:x="0.101cm" svg:y="8.853cm" svg:width="16.245cm" svg:height="10.407cm" draw:z-index="7"><draw:image xlink:href="Pictures/10000000000003990000024EFBE2DB8044374E45.png" xlink:type="simple" xlink:show="embed" xlink:actuate="onLoad" draw:mime-type="image/png"/></draw:frame></text:p>
      <text:p text:style-name="Standard"/>
      <text:p text:style-name="Standard"><draw:frame draw:style-name="fr1" draw:name="Изображение9" text:anchor-type="char" svg:x="0.076cm" svg:y="-0.078cm" svg:width="16.424cm" svg:height="7.738cm" draw:z-index="8"><draw:image xlink:href="Pictures/1000000000000386000001A96262698E3720F898.png" xlink:type="simple" xlink:show="embed" xlink:actuate="onLoad" draw:mime-type="image/png"/></draw:frame><text:soft-page-break/></text:p>
      <text:p text:style-name="Standard"><draw:frame draw:style-name="fr1" draw:name="Изображение10" text:anchor-type="char" svg:x="-0.025cm" svg:y="0.104cm" svg:width="16.963cm" svg:height="8.61cm" draw:z-index="9"><draw:image xlink:href="Pictures/100000000000039C000001D5FADF9AB95DF9295B.png" xlink:type="simple" xlink:show="embed" xlink:actuate="onLoad" draw:mime-type="image/png"/></draw:frame></text:p>
      <text:p text:style-name="Standard"><draw:frame draw:style-name="fr1" draw:name="Изображение11" text:anchor-type="char" svg:x="-0.025cm" svg:y="1.565cm" svg:width="16.582cm" svg:height="10.218cm" draw:z-index="10"><draw:image xlink:href="Pictures/100000000000039D0000023AF27CCCF6792449E7.png" xlink:type="simple" xlink:show="embed" xlink:actuate="onLoad" draw:mime-type="image/png"/></draw:frame></text:p>
      <text:p text:style-name="Standard"/>
      <text:p text:style-name="Standard"><draw:frame draw:style-name="fr1" draw:name="Изображение12" text:anchor-type="char" svg:x="0.245cm" svg:y="0.026cm" svg:width="17.381cm" svg:height="5.069cm" draw:z-index="11"><draw:image xlink:href="Pictures/10000000000003A800000111D6263EC1EB79620E.png" xlink:type="simple" xlink:show="embed" xlink:actuate="onLoad" draw:mime-type="image/png"/></draw:frame><text:soft-page-break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11-27T17:47:04.998000000</dc:date>
    <meta:editing-duration>PT5M51S</meta:editing-duration>
    <meta:editing-cycles>3</meta:editing-cycles>
    <meta:document-statistic meta:table-count="0" meta:image-count="12" meta:object-count="0" meta:page-count="5" meta:paragraph-count="0" meta:word-count="0" meta:character-count="0" meta:non-whitespace-character-count="0"/>
  </office:meta>
</office:document-meta>
</file>